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34pt"/>
    </style:style>
    <style:style style:name="co2" style:family="table-column">
      <style:table-column-properties fo:break-before="auto" style:column-width="508.9pt"/>
    </style:style>
    <style:style style:name="co3" style:family="table-column">
      <style:table-column-properties fo:break-before="auto" style:column-width="36.54pt"/>
    </style:style>
    <style:style style:name="co4" style:family="table-column">
      <style:table-column-properties fo:break-before="auto" style:column-width="42.75pt"/>
    </style:style>
    <style:style style:name="co5" style:family="table-column">
      <style:table-column-properties fo:break-before="auto" style:column-width="35.01pt"/>
    </style:style>
    <style:style style:name="co6" style:family="table-column">
      <style:table-column-properties fo:break-before="auto" style:column-width="213.59pt"/>
    </style:style>
    <style:style style:name="co7" style:family="table-column">
      <style:table-column-properties fo:break-before="auto" style:column-width="65.91pt"/>
    </style:style>
    <style:style style:name="co8" style:family="table-column">
      <style:table-column-properties fo:break-before="auto" style:column-width="24.21pt"/>
    </style:style>
    <style:style style:name="co9" style:family="table-column">
      <style:table-column-properties fo:break-before="auto" style:column-width="84.5pt"/>
    </style:style>
    <style:style style:name="co10" style:family="table-column">
      <style:table-column-properties fo:break-before="auto" style:column-width="64.4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67.44pt"/>
    </style:style>
    <style:style style:name="co13" style:family="table-column">
      <style:table-column-properties fo:break-before="auto" style:column-width="47.34pt"/>
    </style:style>
    <style:style style:name="co14" style:family="table-column">
      <style:table-column-properties fo:break-before="auto" style:column-width="33.4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ing_idle_sirena" table:style-name="ta1">
        <table:shapes>
          <draw:frame draw:z-index="0" draw:style-name="gr1" draw:text-style-name="P1" svg:width="946.91pt" svg:height="296.65pt" svg:x="3044.83pt" svg:y="913.32pt">
            <loext:p/>
            <draw:object draw:notify-on-update-of-ranges="profiling_idle_sirena.BO9:profiling_idle_sirena.BO6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6.8pt" svg:height="254.89pt" svg:x="3047.75pt" svg:y="1291.92pt">
            <loext:p/>
            <draw:object draw:notify-on-update-of-ranges="profiling_idle_sirena.BJ9:profiling_idle_sirena.BJ6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Dstat 0.7.2 CSV output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Dag Wieers &lt;dag@wieers.com&gt;</text:p>
          </table:table-cell>
          <table:table-cell table:number-columns-repeated="3"/>
          <table:table-cell office:value-type="string" calcext:value-type="string">
            <text:p>URL:</text:p>
          </table:table-cell>
          <table:table-cell office:value-type="string" calcext:value-type="string">
            <text:p>http://dag.wieers.com/home-made/dstat/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st:</text:p>
          </table:table-cell>
          <table:table-cell office:value-type="string" calcext:value-type="string">
            <text:p>sirena</text:p>
          </table:table-cell>
          <table:table-cell table:number-columns-repeated="3"/>
          <table:table-cell office:value-type="string" calcext:value-type="string">
            <text:p>User:</text:p>
          </table:table-cell>
          <table:table-cell office:value-type="string" calcext:value-type="string">
            <text:p>andrej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mdline:</text:p>
          </table:table-cell>
          <table:table-cell office:value-type="string" calcext:value-type="string">
            <text:p>dstat -T -c -C total,0,1,2,3,4,5,6,7 -m -d -D sda --disk-util --disk-tps --output profiling_idle_sirena.csv</text:p>
          </table:table-cell>
          <table:table-cell table:number-columns-repeated="3"/>
          <table:table-cell office:value-type="string" calcext:value-type="string">
            <text:p>Date:</text:p>
          </table:table-cell>
          <table:table-cell office:value-type="string" calcext:value-type="string">
            <text:p>10 Dec 2017 11:52:06 CET</text:p>
          </table:table-cell>
          <table:table-cell table:number-columns-repeated="60"/>
        </table:table-row>
        <table:table-row table:style-name="ro1">
          <table:table-cell table:number-columns-repeated="65"/>
          <table:table-cell office:value-type="string" calcext:value-type="string">
            <text:p>Doplnene stlpce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otal cpu usage</text:p>
          </table:table-cell>
          <table:table-cell table:number-columns-repeated="5"/>
          <table:table-cell office:value-type="string" calcext:value-type="string">
            <text:p>cpu0 usage</text:p>
          </table:table-cell>
          <table:table-cell table:number-columns-repeated="5"/>
          <table:table-cell office:value-type="string" calcext:value-type="string">
            <text:p>cpu1 usage</text:p>
          </table:table-cell>
          <table:table-cell table:number-columns-repeated="5"/>
          <table:table-cell office:value-type="string" calcext:value-type="string">
            <text:p>cpu2 usage</text:p>
          </table:table-cell>
          <table:table-cell table:number-columns-repeated="5"/>
          <table:table-cell office:value-type="string" calcext:value-type="string">
            <text:p>cpu3 usage</text:p>
          </table:table-cell>
          <table:table-cell table:number-columns-repeated="5"/>
          <table:table-cell office:value-type="string" calcext:value-type="string">
            <text:p>cpu4 usage</text:p>
          </table:table-cell>
          <table:table-cell table:number-columns-repeated="5"/>
          <table:table-cell office:value-type="string" calcext:value-type="string">
            <text:p>cpu5 usage</text:p>
          </table:table-cell>
          <table:table-cell table:number-columns-repeated="5"/>
          <table:table-cell office:value-type="string" calcext:value-type="string">
            <text:p>cpu6 usage</text:p>
          </table:table-cell>
          <table:table-cell table:number-columns-repeated="5"/>
          <table:table-cell office:value-type="string" calcext:value-type="string">
            <text:p>cpu7 usage</text:p>
          </table:table-cell>
          <table:table-cell table:number-columns-repeated="5"/>
          <table:table-cell office:value-type="string" calcext:value-type="string">
            <text:p>memory usage</text:p>
          </table:table-cell>
          <table:table-cell table:number-columns-repeated="3"/>
          <table:table-cell office:value-type="string" calcext:value-type="string">
            <text:p>dsk/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dsk/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writs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</table:table-row>
        <table:table-row table:style-name="ro1">
          <table:table-cell office:value-type="float" office:value="1512903126.54" calcext:value-type="float">
            <text:p>1512903126.54</text:p>
          </table:table-cell>
          <table:table-cell office:value-type="float" office:value="0.173" calcext:value-type="float">
            <text:p>0.173</text:p>
          </table:table-cell>
          <table:table-cell office:value-type="float" office:value="0.243" calcext:value-type="float">
            <text:p>0.243</text:p>
          </table:table-cell>
          <table:table-cell office:value-type="float" office:value="99.076" calcext:value-type="float">
            <text:p>99.076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1" calcext:value-type="float">
            <text:p>0.141</text:p>
          </table:table-cell>
          <table:table-cell office:value-type="float" office:value="0.238" calcext:value-type="float">
            <text:p>0.238</text:p>
          </table:table-cell>
          <table:table-cell office:value-type="float" office:value="99.13" calcext:value-type="float">
            <text:p>99.1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7" calcext:value-type="float">
            <text:p>0.27</text:p>
          </table:table-cell>
          <table:table-cell office:value-type="float" office:value="98.983" calcext:value-type="float">
            <text:p>98.983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226" calcext:value-type="float">
            <text:p>0.226</text:p>
          </table:table-cell>
          <table:table-cell office:value-type="float" office:value="99.19" calcext:value-type="float">
            <text:p>99.19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" calcext:value-type="float">
            <text:p>0.17</text:p>
          </table:table-cell>
          <table:table-cell office:value-type="float" office:value="0.244" calcext:value-type="float">
            <text:p>0.244</text:p>
          </table:table-cell>
          <table:table-cell office:value-type="float" office:value="99.032" calcext:value-type="float">
            <text:p>99.032</text:p>
          </table:table-cell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" calcext:value-type="float">
            <text:p>0.21</text:p>
          </table:table-cell>
          <table:table-cell office:value-type="float" office:value="0.256" calcext:value-type="float">
            <text:p>0.256</text:p>
          </table:table-cell>
          <table:table-cell office:value-type="float" office:value="98.976" calcext:value-type="float">
            <text:p>98.976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2" calcext:value-type="float">
            <text:p>0.142</text:p>
          </table:table-cell>
          <table:table-cell office:value-type="float" office:value="0.231" calcext:value-type="float">
            <text:p>0.231</text:p>
          </table:table-cell>
          <table:table-cell office:value-type="float" office:value="99.191" calcext:value-type="float">
            <text:p>99.191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5" calcext:value-type="float">
            <text:p>0.245</text:p>
          </table:table-cell>
          <table:table-cell office:value-type="float" office:value="98.916" calcext:value-type="float">
            <text:p>98.916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1" calcext:value-type="float">
            <text:p>0.231</text:p>
          </table:table-cell>
          <table:table-cell office:value-type="float" office:value="99.188" calcext:value-type="float">
            <text:p>99.188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478430720" calcext:value-type="float">
            <text:p>147843072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50304" calcext:value-type="float">
            <text:p>25086050304</text:p>
          </table:table-cell>
          <table:table-cell office:value-type="float" office:value="23919628288" calcext:value-type="float">
            <text:p>23919628288</text:p>
          </table:table-cell>
          <table:table-cell office:value-type="float" office:value="282839.386" calcext:value-type="float">
            <text:p>282839.386</text:p>
          </table:table-cell>
          <table:table-cell office:value-type="float" office:value="311015.177" calcext:value-type="float">
            <text:p>311015.177</text:p>
          </table:table-cell>
          <table:table-cell office:value-type="float" office:value="3.655" calcext:value-type="float">
            <text:p>3.655</text:p>
          </table:table-cell>
          <table:table-cell office:value-type="float" office:value="1.253" calcext:value-type="float">
            <text:p>1.253</text:p>
          </table:table-cell>
          <table:table-cell office:value-type="float" office:value="3.406" calcext:value-type="float">
            <text:p>3.406</text:p>
          </table:table-cell>
          <table:table-cell table:number-columns-repeated="3"/>
        </table:table-row>
        <table:table-row table:style-name="ro1">
          <table:table-cell office:value-type="float" office:value="1512903127.541" calcext:value-type="float">
            <text:p>1512903127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.875" calcext:value-type="float">
            <text:p>1.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02" calcext:value-type="float">
            <text:p>98.02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3.069" calcext:value-type="float">
            <text:p>93.069</text:p>
          </table:table-cell>
          <table:table-cell office:value-type="float" office:value="5.941" calcext:value-type="float">
            <text:p>5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4.059" calcext:value-type="float">
            <text:p>94.059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2.079" calcext:value-type="float">
            <text:p>92.079</text:p>
          </table:table-cell>
          <table:table-cell office:value-type="float" office:value="5.941" calcext:value-type="float">
            <text:p>5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106560" calcext:value-type="float">
            <text:p>147910656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54400" calcext:value-type="float">
            <text:p>25086054400</text:p>
          </table:table-cell>
          <table:table-cell office:value-type="float" office:value="23918948352" calcext:value-type="float">
            <text:p>23918948352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9] / 1024" office:value-type="float" office:value="0" calcext:value-type="float">
            <text:p>0</text:p>
          </table:table-cell>
          <table:table-cell table:formula="of:=[.BI9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28.541" calcext:value-type="float">
            <text:p>1512903128.541</text:p>
          </table:table-cell>
          <table:table-cell office:value-type="float" office:value="0.627" calcext:value-type="float">
            <text:p>0.627</text:p>
          </table:table-cell>
          <table:table-cell office:value-type="float" office:value="1.003" calcext:value-type="float">
            <text:p>1.003</text:p>
          </table:table-cell>
          <table:table-cell office:value-type="float" office:value="98.12" calcext:value-type="float">
            <text:p>98.12</text:p>
          </table:table-cell>
          <table:table-cell office:value-type="float" office:value="0.251" calcext:value-type="float">
            <text:p>0.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38" calcext:value-type="float">
            <text:p>97.938</text:p>
          </table:table-cell>
          <table:table-cell office:value-type="float" office:value="2.062" calcext:value-type="float">
            <text:p>2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6.97" calcext:value-type="float">
            <text:p>96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99" calcext:value-type="float">
            <text:p>0.99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25344" calcext:value-type="float">
            <text:p>147922534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821376" calcext:value-type="float">
            <text:p>23918821376</text:p>
          </table:table-cell>
          <table:table-cell office:value-type="float" office:value="0" calcext:value-type="float">
            <text:p>0</text:p>
          </table:table-cell>
          <table:table-cell office:value-type="float" office:value="28672" calcext:value-type="float">
            <text:p>28672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H10] / 1024" office:value-type="float" office:value="0" calcext:value-type="float">
            <text:p>0</text:p>
          </table:table-cell>
          <table:table-cell table:formula="of:=[.BI10] / 102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12903129.541" calcext:value-type="float">
            <text:p>1512903129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6" calcext:value-type="float">
            <text:p>0.876</text:p>
          </table:table-cell>
          <table:table-cell office:value-type="float" office:value="97.372" calcext:value-type="float">
            <text:p>97.372</text:p>
          </table:table-cell>
          <table:table-cell office:value-type="float" office:value="1.502" calcext:value-type="float">
            <text:p>1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2.97" calcext:value-type="float">
            <text:p>2.97</text:p>
          </table:table-cell>
          <table:table-cell office:value-type="float" office:value="96.04" calcext:value-type="float">
            <text:p>96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919" calcext:value-type="float">
            <text:p>91.919</text:p>
          </table:table-cell>
          <table:table-cell office:value-type="float" office:value="8.081" calcext:value-type="float">
            <text:p>8.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office:value-type="float" office:value="96.97" calcext:value-type="float">
            <text:p>96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45824" calcext:value-type="float">
            <text:p>147924582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800896" calcext:value-type="float">
            <text:p>23918800896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11] / 1024" office:value-type="float" office:value="0" calcext:value-type="float">
            <text:p>0</text:p>
          </table:table-cell>
          <table:table-cell table:formula="of:=[.BI11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30.541" calcext:value-type="float">
            <text:p>1512903130.5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1" calcext:value-type="float">
            <text:p>0.501</text:p>
          </table:table-cell>
          <table:table-cell office:value-type="float" office:value="97.494" calcext:value-type="float">
            <text:p>97.494</text:p>
          </table:table-cell>
          <table:table-cell office:value-type="float" office:value="1.629" calcext:value-type="float">
            <text:p>1.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606272" calcext:value-type="float">
            <text:p>147960627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440448" calcext:value-type="float">
            <text:p>23918440448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H12] / 1024" office:value-type="float" office:value="0" calcext:value-type="float">
            <text:p>0</text:p>
          </table:table-cell>
          <table:table-cell table:formula="of:=[.BI12] / 1024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12903131.541" calcext:value-type="float">
            <text:p>1512903131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98.875" calcext:value-type="float">
            <text:p>98.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2.97" calcext:value-type="float">
            <text:p>2.97</text:p>
          </table:table-cell>
          <table:table-cell office:value-type="float" office:value="96.04" calcext:value-type="float">
            <text:p>96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25344" calcext:value-type="float">
            <text:p>147922534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821376" calcext:value-type="float">
            <text:p>2391882137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13] / 1024" office:value-type="float" office:value="0" calcext:value-type="float">
            <text:p>0</text:p>
          </table:table-cell>
          <table:table-cell table:formula="of:=[.BI13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32.541" calcext:value-type="float">
            <text:p>1512903132.54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98.132" calcext:value-type="float">
            <text:p>98.132</text:p>
          </table:table-cell>
          <table:table-cell office:value-type="float" office:value="1.494" calcext:value-type="float">
            <text:p>1.49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3.069" calcext:value-type="float">
            <text:p>93.069</text:p>
          </table:table-cell>
          <table:table-cell office:value-type="float" office:value="5.941" calcext:value-type="float">
            <text:p>5.9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6.04" calcext:value-type="float">
            <text:p>96.04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225344" calcext:value-type="float">
            <text:p>147922534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821376" calcext:value-type="float">
            <text:p>23918821376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14] / 1024" office:value-type="float" office:value="0" calcext:value-type="float">
            <text:p>0</text:p>
          </table:table-cell>
          <table:table-cell table:formula="of:=[.BI14] / 10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12903133.541" calcext:value-type="float">
            <text:p>1512903133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.003" calcext:value-type="float">
            <text:p>1.003</text:p>
          </table:table-cell>
          <table:table-cell office:value-type="float" office:value="97.368" calcext:value-type="float">
            <text:p>97.368</text:p>
          </table:table-cell>
          <table:table-cell office:value-type="float" office:value="1.128" calcext:value-type="float">
            <text:p>1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1" calcext:value-type="float">
            <text:p>2.041</text:p>
          </table:table-cell>
          <table:table-cell office:value-type="float" office:value="96.939" calcext:value-type="float">
            <text:p>96.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95.918" calcext:value-type="float">
            <text:p>95.918</text:p>
          </table:table-cell>
          <table:table-cell office:value-type="float" office:value="3.061" calcext:value-type="float">
            <text:p>3.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3.069" calcext:value-type="float">
            <text:p>93.069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962624" calcext:value-type="float">
            <text:p>147996262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084096" calcext:value-type="float">
            <text:p>23918084096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15] / 1024" office:value-type="float" office:value="0" calcext:value-type="float">
            <text:p>0</text:p>
          </table:table-cell>
          <table:table-cell table:formula="of:=[.BI15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34.541" calcext:value-type="float">
            <text:p>1512903134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003" calcext:value-type="float">
            <text:p>1.003</text:p>
          </table:table-cell>
          <table:table-cell office:value-type="float" office:value="97.87" calcext:value-type="float">
            <text:p>97.87</text:p>
          </table:table-cell>
          <table:table-cell office:value-type="float" office:value="1.003" calcext:value-type="float">
            <text:p>1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97.03" calcext:value-type="float">
            <text:p>9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196672" calcext:value-type="float">
            <text:p>147919667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2592" calcext:value-type="float">
            <text:p>25086062592</text:p>
          </table:table-cell>
          <table:table-cell office:value-type="float" office:value="23918850048" calcext:value-type="float">
            <text:p>23918850048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16] / 1024" office:value-type="float" office:value="0" calcext:value-type="float">
            <text:p>0</text:p>
          </table:table-cell>
          <table:table-cell table:formula="of:=[.BI16] / 10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12903135.541" calcext:value-type="float">
            <text:p>1512903135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626" calcext:value-type="float">
            <text:p>0.626</text:p>
          </table:table-cell>
          <table:table-cell office:value-type="float" office:value="98.748" calcext:value-type="float">
            <text:p>98.748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5.05" calcext:value-type="float">
            <text:p>95.05</text:p>
          </table:table-cell>
          <table:table-cell office:value-type="float" office:value="3.96" calcext:value-type="float">
            <text:p>3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6.97" calcext:value-type="float">
            <text:p>96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573504" calcext:value-type="float">
            <text:p>147957350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6688" calcext:value-type="float">
            <text:p>25086066688</text:p>
          </table:table-cell>
          <table:table-cell office:value-type="float" office:value="23918469120" calcext:value-type="float">
            <text:p>23918469120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H17] / 1024" office:value-type="float" office:value="0" calcext:value-type="float">
            <text:p>0</text:p>
          </table:table-cell>
          <table:table-cell table:formula="of:=[.BI17] / 1024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12903136.541" calcext:value-type="float">
            <text:p>1512903136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98" calcext:value-type="float">
            <text:p>98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97" calcext:value-type="float">
            <text:p>96.97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5.96" calcext:value-type="float">
            <text:p>95.96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21248" calcext:value-type="float">
            <text:p>147922124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6688" calcext:value-type="float">
            <text:p>25086066688</text:p>
          </table:table-cell>
          <table:table-cell office:value-type="float" office:value="23918821376" calcext:value-type="float">
            <text:p>23918821376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18] / 1024" office:value-type="float" office:value="0" calcext:value-type="float">
            <text:p>0</text:p>
          </table:table-cell>
          <table:table-cell table:formula="of:=[.BI18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37.541" calcext:value-type="float">
            <text:p>1512903137.5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97.5" calcext:value-type="float">
            <text:p>97.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929" calcext:value-type="float">
            <text:p>92.929</text:p>
          </table:table-cell>
          <table:table-cell office:value-type="float" office:value="7.071" calcext:value-type="float">
            <text:p>7.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056832" calcext:value-type="float">
            <text:p>148005683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6688" calcext:value-type="float">
            <text:p>25086066688</text:p>
          </table:table-cell>
          <table:table-cell office:value-type="float" office:value="23917985792" calcext:value-type="float">
            <text:p>23917985792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H19] / 1024" office:value-type="float" office:value="0" calcext:value-type="float">
            <text:p>0</text:p>
          </table:table-cell>
          <table:table-cell table:formula="of:=[.BI19] / 1024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12903138.541" calcext:value-type="float">
            <text:p>1512903138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6" calcext:value-type="float">
            <text:p>0.876</text:p>
          </table:table-cell>
          <table:table-cell office:value-type="float" office:value="97.997" calcext:value-type="float">
            <text:p>97.997</text:p>
          </table:table-cell>
          <table:table-cell office:value-type="float" office:value="0.876" calcext:value-type="float">
            <text:p>0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929" calcext:value-type="float">
            <text:p>92.929</text:p>
          </table:table-cell>
          <table:table-cell office:value-type="float" office:value="7.071" calcext:value-type="float">
            <text:p>7.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598080" calcext:value-type="float">
            <text:p>147959808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6688" calcext:value-type="float">
            <text:p>25086066688</text:p>
          </table:table-cell>
          <table:table-cell office:value-type="float" office:value="23918444544" calcext:value-type="float">
            <text:p>23918444544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20] / 1024" office:value-type="float" office:value="0" calcext:value-type="float">
            <text:p>0</text:p>
          </table:table-cell>
          <table:table-cell table:formula="of:=[.BI20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39.541" calcext:value-type="float">
            <text:p>1512903139.541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8.75" calcext:value-type="float">
            <text:p>98.7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1.942" calcext:value-type="float">
            <text:p>1.942</text:p>
          </table:table-cell>
          <table:table-cell office:value-type="float" office:value="92.233" calcext:value-type="float">
            <text:p>92.233</text:p>
          </table:table-cell>
          <table:table-cell office:value-type="float" office:value="3.883" calcext:value-type="float">
            <text:p>3.883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8.02" calcext:value-type="float">
            <text:p>98.02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967296" calcext:value-type="float">
            <text:p>147896729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66688" calcext:value-type="float">
            <text:p>25086066688</text:p>
          </table:table-cell>
          <table:table-cell office:value-type="float" office:value="23919075328" calcext:value-type="float">
            <text:p>23919075328</text:p>
          </table:table-cell>
          <table:table-cell office:value-type="float" office:value="0" calcext:value-type="float">
            <text:p>0</text:p>
          </table:table-cell>
          <table:table-cell office:value-type="float" office:value="151552" calcext:value-type="float">
            <text:p>151552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H21] / 1024" office:value-type="float" office:value="0" calcext:value-type="float">
            <text:p>0</text:p>
          </table:table-cell>
          <table:table-cell table:formula="of:=[.BI21] / 1024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12903140.541" calcext:value-type="float">
            <text:p>1512903140.541</text:p>
          </table:table-cell>
          <table:table-cell table:number-columns-repeated="2" office:value-type="float" office:value="0.501" calcext:value-type="float">
            <text:p>0.501</text:p>
          </table:table-cell>
          <table:table-cell office:value-type="float" office:value="97.747" calcext:value-type="float">
            <text:p>97.747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6.97" calcext:value-type="float">
            <text:p>96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5.05" calcext:value-type="float">
            <text:p>95.05</text:p>
          </table:table-cell>
          <table:table-cell office:value-type="float" office:value="3.96" calcext:value-type="float">
            <text:p>3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.04" calcext:value-type="float">
            <text:p>96.04</text:p>
          </table:table-cell>
          <table:table-cell office:value-type="float" office:value="3.96" calcext:value-type="float">
            <text:p>3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618560" calcext:value-type="float">
            <text:p>147961856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8419968" calcext:value-type="float">
            <text:p>23918419968</text:p>
          </table:table-cell>
          <table:table-cell office:value-type="float" office:value="0" calcext:value-type="float">
            <text:p>0</text:p>
          </table:table-cell>
          <table:table-cell office:value-type="float" office:value="94208" calcext:value-type="float">
            <text:p>94208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H22] / 1024" office:value-type="float" office:value="0" calcext:value-type="float">
            <text:p>0</text:p>
          </table:table-cell>
          <table:table-cell table:formula="of:=[.BI22] / 102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12903141.541" calcext:value-type="float">
            <text:p>1512903141.541</text:p>
          </table:table-cell>
          <table:table-cell office:value-type="float" office:value="0.249" calcext:value-type="float">
            <text:p>0.249</text:p>
          </table:table-cell>
          <table:table-cell office:value-type="float" office:value="0.998" calcext:value-type="float">
            <text:p>0.998</text:p>
          </table:table-cell>
          <table:table-cell office:value-type="float" office:value="98.13" calcext:value-type="float">
            <text:p>98.13</text:p>
          </table:table-cell>
          <table:table-cell office:value-type="float" office:value="0.623" calcext:value-type="float">
            <text:p>0.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963200" calcext:value-type="float">
            <text:p>147896320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9075328" calcext:value-type="float">
            <text:p>23919075328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23] / 1024" office:value-type="float" office:value="0" calcext:value-type="float">
            <text:p>0</text:p>
          </table:table-cell>
          <table:table-cell table:formula="of:=[.BI23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42.541" calcext:value-type="float">
            <text:p>1512903142.5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2" calcext:value-type="float">
            <text:p>0.502</text:p>
          </table:table-cell>
          <table:table-cell office:value-type="float" office:value="96.612" calcext:value-type="float">
            <text:p>96.612</text:p>
          </table:table-cell>
          <table:table-cell office:value-type="float" office:value="2.509" calcext:value-type="float">
            <text:p>2.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2.929" calcext:value-type="float">
            <text:p>92.929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889" calcext:value-type="float">
            <text:p>88.889</text:p>
          </table:table-cell>
          <table:table-cell office:value-type="float" office:value="11.111" calcext:value-type="float">
            <text:p>11.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139328" calcext:value-type="float">
            <text:p>147913932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8899200" calcext:value-type="float">
            <text:p>23918899200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24] / 1024" office:value-type="float" office:value="0" calcext:value-type="float">
            <text:p>0</text:p>
          </table:table-cell>
          <table:table-cell table:formula="of:=[.BI24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43.541" calcext:value-type="float">
            <text:p>1512903143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1.375" calcext:value-type="float">
            <text:p>1.375</text:p>
          </table:table-cell>
          <table:table-cell office:value-type="float" office:value="98.125" calcext:value-type="float">
            <text:p>98.1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97.959" calcext:value-type="float">
            <text:p>97.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3.96" calcext:value-type="float">
            <text:p>3.96</text:p>
          </table:table-cell>
          <table:table-cell office:value-type="float" office:value="95.05" calcext:value-type="float">
            <text:p>95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44128" calcext:value-type="float">
            <text:p>147934412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8694400" calcext:value-type="float">
            <text:p>239186944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25] / 1024" office:value-type="float" office:value="0" calcext:value-type="float">
            <text:p>0</text:p>
          </table:table-cell>
          <table:table-cell table:formula="of:=[.BI25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44.541" calcext:value-type="float">
            <text:p>1512903144.5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7" calcext:value-type="float">
            <text:p>0.627</text:p>
          </table:table-cell>
          <table:table-cell office:value-type="float" office:value="96.867" calcext:value-type="float">
            <text:p>96.86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88.119" calcext:value-type="float">
            <text:p>88.119</text:p>
          </table:table-cell>
          <table:table-cell office:value-type="float" office:value="9.901" calcext:value-type="float">
            <text:p>9.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.97" calcext:value-type="float">
            <text:p>96.97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96" calcext:value-type="float">
            <text:p>95.96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96.04" calcext:value-type="float">
            <text:p>9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455296" calcext:value-type="float">
            <text:p>147845529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9583232" calcext:value-type="float">
            <text:p>23919583232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26] / 1024" office:value-type="float" office:value="0" calcext:value-type="float">
            <text:p>0</text:p>
          </table:table-cell>
          <table:table-cell table:formula="of:=[.BI26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45.541" calcext:value-type="float">
            <text:p>1512903145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709248" calcext:value-type="float">
            <text:p>147870924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9329280" calcext:value-type="float">
            <text:p>23919329280</text:p>
          </table:table-cell>
          <table:table-cell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H27] / 1024" office:value-type="float" office:value="0" calcext:value-type="float">
            <text:p>0</text:p>
          </table:table-cell>
          <table:table-cell table:formula="of:=[.BI27] / 102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12903146.541" calcext:value-type="float">
            <text:p>1512903146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003" calcext:value-type="float">
            <text:p>1.003</text:p>
          </table:table-cell>
          <table:table-cell office:value-type="float" office:value="97.494" calcext:value-type="float">
            <text:p>97.494</text:p>
          </table:table-cell>
          <table:table-cell office:value-type="float" office:value="1.378" calcext:value-type="float">
            <text:p>1.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97.03" calcext:value-type="float">
            <text:p>97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857" calcext:value-type="float">
            <text:p>92.857</text:p>
          </table:table-cell>
          <table:table-cell office:value-type="float" office:value="7.143" calcext:value-type="float">
            <text:p>7.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471104" calcext:value-type="float">
            <text:p>147947110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0784" calcext:value-type="float">
            <text:p>25086070784</text:p>
          </table:table-cell>
          <table:table-cell office:value-type="float" office:value="23918567424" calcext:value-type="float">
            <text:p>23918567424</text:p>
          </table:table-cell>
          <table:table-cell office:value-type="float" office:value="0" calcext:value-type="float">
            <text:p>0</text:p>
          </table:table-cell>
          <table:table-cell office:value-type="float" office:value="180224" calcext:value-type="float">
            <text:p>180224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28] / 1024" office:value-type="float" office:value="0" calcext:value-type="float">
            <text:p>0</text:p>
          </table:table-cell>
          <table:table-cell table:formula="of:=[.BI28] / 1024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12903147.541" calcext:value-type="float">
            <text:p>1512903147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4" calcext:value-type="float">
            <text:p>0.624</text:p>
          </table:table-cell>
          <table:table-cell office:value-type="float" office:value="98.627" calcext:value-type="float">
            <text:p>98.627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6.97" calcext:value-type="float">
            <text:p>96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159808" calcext:value-type="float">
            <text:p>147915980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874624" calcext:value-type="float">
            <text:p>23918874624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H29] / 1024" office:value-type="float" office:value="0" calcext:value-type="float">
            <text:p>0</text:p>
          </table:table-cell>
          <table:table-cell table:formula="of:=[.BI29] / 102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2903148.541" calcext:value-type="float">
            <text:p>1512903148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1.252" calcext:value-type="float">
            <text:p>1.252</text:p>
          </table:table-cell>
          <table:table-cell office:value-type="float" office:value="97.497" calcext:value-type="float">
            <text:p>97.497</text:p>
          </table:table-cell>
          <table:table-cell office:value-type="float" office:value="0.876" calcext:value-type="float">
            <text:p>0.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4.059" calcext:value-type="float">
            <text:p>94.059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.97" calcext:value-type="float">
            <text:p>96.97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3.922" calcext:value-type="float">
            <text:p>3.922</text:p>
          </table:table-cell>
          <table:table-cell office:value-type="float" office:value="95.098" calcext:value-type="float">
            <text:p>95.0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40032" calcext:value-type="float">
            <text:p>147934003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694400" calcext:value-type="float">
            <text:p>23918694400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30] / 1024" office:value-type="float" office:value="0" calcext:value-type="float">
            <text:p>0</text:p>
          </table:table-cell>
          <table:table-cell table:formula="of:=[.BI30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49.541" calcext:value-type="float">
            <text:p>1512903149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1" calcext:value-type="float">
            <text:p>0.751</text:p>
          </table:table-cell>
          <table:table-cell office:value-type="float" office:value="96.996" calcext:value-type="float">
            <text:p>96.996</text:p>
          </table:table-cell>
          <table:table-cell office:value-type="float" office:value="1.877" calcext:value-type="float">
            <text:p>1.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099" calcext:value-type="float">
            <text:p>90.099</text:p>
          </table:table-cell>
          <table:table-cell office:value-type="float" office:value="9.901" calcext:value-type="float">
            <text:p>9.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3.96" calcext:value-type="float">
            <text:p>3.96</text:p>
          </table:table-cell>
          <table:table-cell office:value-type="float" office:value="94.059" calcext:value-type="float">
            <text:p>94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269824" calcext:value-type="float">
            <text:p>148026982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7764608" calcext:value-type="float">
            <text:p>23917764608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31] / 1024" office:value-type="float" office:value="0" calcext:value-type="float">
            <text:p>0</text:p>
          </table:table-cell>
          <table:table-cell table:formula="of:=[.BI31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50.541" calcext:value-type="float">
            <text:p>1512903150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98.875" calcext:value-type="float">
            <text:p>98.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13056" calcext:value-type="float">
            <text:p>147921305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821376" calcext:value-type="float">
            <text:p>23918821376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32] / 1024" office:value-type="float" office:value="0" calcext:value-type="float">
            <text:p>0</text:p>
          </table:table-cell>
          <table:table-cell table:formula="of:=[.BI32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51.541" calcext:value-type="float">
            <text:p>1512903151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375" calcext:value-type="float">
            <text:p>0.375</text:p>
          </table:table-cell>
          <table:table-cell office:value-type="float" office:value="96.996" calcext:value-type="float">
            <text:p>96.996</text:p>
          </table:table-cell>
          <table:table-cell office:value-type="float" office:value="2.128" calcext:value-type="float">
            <text:p>2.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0.99" calcext:value-type="float">
            <text:p>0.99</text:p>
          </table:table-cell>
          <table:table-cell office:value-type="float" office:value="94.059" calcext:value-type="float">
            <text:p>94.059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2.929" calcext:value-type="float">
            <text:p>92.929</text:p>
          </table:table-cell>
          <table:table-cell office:value-type="float" office:value="6.061" calcext:value-type="float">
            <text:p>6.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98.039" calcext:value-type="float">
            <text:p>98.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061504" calcext:value-type="float">
            <text:p>147906150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972928" calcext:value-type="float">
            <text:p>23918972928</text:p>
          </table:table-cell>
          <table:table-cell office:value-type="float" office:value="0" calcext:value-type="float">
            <text:p>0</text:p>
          </table:table-cell>
          <table:table-cell office:value-type="float" office:value="200704" calcext:value-type="float">
            <text:p>2007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33] / 1024" office:value-type="float" office:value="0" calcext:value-type="float">
            <text:p>0</text:p>
          </table:table-cell>
          <table:table-cell table:formula="of:=[.BI33] / 1024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12903152.541" calcext:value-type="float">
            <text:p>1512903152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9.875" calcext:value-type="float">
            <text:p>99.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061504" calcext:value-type="float">
            <text:p>147906150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972928" calcext:value-type="float">
            <text:p>2391897292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34] / 1024" office:value-type="float" office:value="0" calcext:value-type="float">
            <text:p>0</text:p>
          </table:table-cell>
          <table:table-cell table:formula="of:=[.BI34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53.541" calcext:value-type="float">
            <text:p>1512903153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001" calcext:value-type="float">
            <text:p>1.001</text:p>
          </table:table-cell>
          <table:table-cell office:value-type="float" office:value="97.247" calcext:value-type="float">
            <text:p>97.247</text:p>
          </table:table-cell>
          <table:table-cell office:value-type="float" office:value="1.627" calcext:value-type="float">
            <text:p>1.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05" calcext:value-type="float">
            <text:p>95.05</text:p>
          </table:table-cell>
          <table:table-cell office:value-type="float" office:value="4.95" calcext:value-type="float">
            <text:p>4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5.96" calcext:value-type="float">
            <text:p>95.96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282688" calcext:value-type="float">
            <text:p>147928268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751744" calcext:value-type="float">
            <text:p>23918751744</text:p>
          </table:table-cell>
          <table:table-cell office:value-type="float" office:value="0" calcext:value-type="float">
            <text:p>0</text:p>
          </table:table-cell>
          <table:table-cell office:value-type="float" office:value="176128" calcext:value-type="float">
            <text:p>176128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35] / 1024" office:value-type="float" office:value="0" calcext:value-type="float">
            <text:p>0</text:p>
          </table:table-cell>
          <table:table-cell table:formula="of:=[.BI35] / 1024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12903154.541" calcext:value-type="float">
            <text:p>1512903154.541</text:p>
          </table:table-cell>
          <table:table-cell office:value-type="float" office:value="0.627" calcext:value-type="float">
            <text:p>0.627</text:p>
          </table:table-cell>
          <table:table-cell office:value-type="float" office:value="0.877" calcext:value-type="float">
            <text:p>0.877</text:p>
          </table:table-cell>
          <table:table-cell office:value-type="float" office:value="97.494" calcext:value-type="float">
            <text:p>97.494</text:p>
          </table:table-cell>
          <table:table-cell office:value-type="float" office:value="1.003" calcext:value-type="float">
            <text:p>1.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5.05" calcext:value-type="float">
            <text:p>95.05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6.04" calcext:value-type="float">
            <text:p>96.04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97.98" calcext:value-type="float">
            <text:p>97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520256" calcext:value-type="float">
            <text:p>147952025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514176" calcext:value-type="float">
            <text:p>23918514176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36] / 1024" office:value-type="float" office:value="0" calcext:value-type="float">
            <text:p>0</text:p>
          </table:table-cell>
          <table:table-cell table:formula="of:=[.BI36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55.541" calcext:value-type="float">
            <text:p>1512903155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98.875" calcext:value-type="float">
            <text:p>98.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96.04" calcext:value-type="float">
            <text:p>96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11360" calcext:value-type="float">
            <text:p>147931136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8723072" calcext:value-type="float">
            <text:p>2391872307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37] / 1024" office:value-type="float" office:value="0" calcext:value-type="float">
            <text:p>0</text:p>
          </table:table-cell>
          <table:table-cell table:formula="of:=[.BI37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56.541" calcext:value-type="float">
            <text:p>1512903156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626" calcext:value-type="float">
            <text:p>0.626</text:p>
          </table:table-cell>
          <table:table-cell office:value-type="float" office:value="97.872" calcext:value-type="float">
            <text:p>97.872</text:p>
          </table:table-cell>
          <table:table-cell office:value-type="float" office:value="1.252" calcext:value-type="float">
            <text:p>1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6.04" calcext:value-type="float">
            <text:p>96.04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96.04" calcext:value-type="float">
            <text:p>96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774784" calcext:value-type="float">
            <text:p>147877478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4880" calcext:value-type="float">
            <text:p>25086074880</text:p>
          </table:table-cell>
          <table:table-cell office:value-type="float" office:value="23919259648" calcext:value-type="float">
            <text:p>23919259648</text:p>
          </table:table-cell>
          <table:table-cell office:value-type="float" office:value="0" calcext:value-type="float">
            <text:p>0</text:p>
          </table:table-cell>
          <table:table-cell office:value-type="float" office:value="155648" calcext:value-type="float">
            <text:p>15564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H38] / 1024" office:value-type="float" office:value="0" calcext:value-type="float">
            <text:p>0</text:p>
          </table:table-cell>
          <table:table-cell table:formula="of:=[.BI38] / 1024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12903157.541" calcext:value-type="float">
            <text:p>1512903157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126" calcext:value-type="float">
            <text:p>1.126</text:p>
          </table:table-cell>
          <table:table-cell office:value-type="float" office:value="97.872" calcext:value-type="float">
            <text:p>97.872</text:p>
          </table:table-cell>
          <table:table-cell office:value-type="float" office:value="0.876" calcext:value-type="float">
            <text:p>0.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4.949" calcext:value-type="float">
            <text:p>94.949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467008" calcext:value-type="float">
            <text:p>147946700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8976" calcext:value-type="float">
            <text:p>25086078976</text:p>
          </table:table-cell>
          <table:table-cell office:value-type="float" office:value="23918563328" calcext:value-type="float">
            <text:p>23918563328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39] / 1024" office:value-type="float" office:value="0" calcext:value-type="float">
            <text:p>0</text:p>
          </table:table-cell>
          <table:table-cell table:formula="of:=[.BI39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58.541" calcext:value-type="float">
            <text:p>1512903158.541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4" calcext:value-type="float">
            <text:p>0.624</text:p>
          </table:table-cell>
          <table:table-cell office:value-type="float" office:value="96.504" calcext:value-type="float">
            <text:p>96.504</text:p>
          </table:table-cell>
          <table:table-cell office:value-type="float" office:value="2.372" calcext:value-type="float">
            <text:p>2.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919" calcext:value-type="float">
            <text:p>91.919</text:p>
          </table:table-cell>
          <table:table-cell office:value-type="float" office:value="8.081" calcext:value-type="float">
            <text:p>8.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49920" calcext:value-type="float">
            <text:p>147924992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78976" calcext:value-type="float">
            <text:p>25086078976</text:p>
          </table:table-cell>
          <table:table-cell office:value-type="float" office:value="23918780416" calcext:value-type="float">
            <text:p>23918780416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40] / 1024" office:value-type="float" office:value="0" calcext:value-type="float">
            <text:p>0</text:p>
          </table:table-cell>
          <table:table-cell table:formula="of:=[.BI40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59.541" calcext:value-type="float">
            <text:p>1512903159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6" calcext:value-type="float">
            <text:p>0.626</text:p>
          </table:table-cell>
          <table:table-cell office:value-type="float" office:value="99.249" calcext:value-type="float">
            <text:p>99.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80992" calcext:value-type="float">
            <text:p>147938099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645248" calcext:value-type="float">
            <text:p>2391864524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41] / 1024" office:value-type="float" office:value="0" calcext:value-type="float">
            <text:p>0</text:p>
          </table:table-cell>
          <table:table-cell table:formula="of:=[.BI41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60.541" calcext:value-type="float">
            <text:p>1512903160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124" calcext:value-type="float">
            <text:p>1.124</text:p>
          </table:table-cell>
          <table:table-cell office:value-type="float" office:value="97.004" calcext:value-type="float">
            <text:p>97.004</text:p>
          </table:table-cell>
          <table:table-cell office:value-type="float" office:value="1.748" calcext:value-type="float">
            <text:p>1.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069" calcext:value-type="float">
            <text:p>93.069</text:p>
          </table:table-cell>
          <table:table-cell office:value-type="float" office:value="6.931" calcext:value-type="float">
            <text:p>6.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.97" calcext:value-type="float">
            <text:p>96.97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458816" calcext:value-type="float">
            <text:p>147945881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567424" calcext:value-type="float">
            <text:p>23918567424</text:p>
          </table:table-cell>
          <table:table-cell office:value-type="float" office:value="0" calcext:value-type="float">
            <text:p>0</text:p>
          </table:table-cell>
          <table:table-cell office:value-type="float" office:value="180224" calcext:value-type="float">
            <text:p>1802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42] / 1024" office:value-type="float" office:value="0" calcext:value-type="float">
            <text:p>0</text:p>
          </table:table-cell>
          <table:table-cell table:formula="of:=[.BI42] / 1024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12903161.541" calcext:value-type="float">
            <text:p>1512903161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97.375" calcext:value-type="float">
            <text:p>97.375</text:p>
          </table:table-cell>
          <table:table-cell office:value-type="float" office:value="1.625" calcext:value-type="float">
            <text:p>1.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.949" calcext:value-type="float">
            <text:p>94.949</text:p>
          </table:table-cell>
          <table:table-cell office:value-type="float" office:value="5.051" calcext:value-type="float">
            <text:p>5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7.03" calcext:value-type="float">
            <text:p>97.0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667712" calcext:value-type="float">
            <text:p>147966771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358528" calcext:value-type="float">
            <text:p>23918358528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43] / 1024" office:value-type="float" office:value="0" calcext:value-type="float">
            <text:p>0</text:p>
          </table:table-cell>
          <table:table-cell table:formula="of:=[.BI43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62.541" calcext:value-type="float">
            <text:p>1512903162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98.875" calcext:value-type="float">
            <text:p>98.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585792" calcext:value-type="float">
            <text:p>147958579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440448" calcext:value-type="float">
            <text:p>2391844044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44] / 1024" office:value-type="float" office:value="0" calcext:value-type="float">
            <text:p>0</text:p>
          </table:table-cell>
          <table:table-cell table:formula="of:=[.BI44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63.541" calcext:value-type="float">
            <text:p>1512903163.5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2" calcext:value-type="float">
            <text:p>0.502</text:p>
          </table:table-cell>
          <table:table-cell office:value-type="float" office:value="97.616" calcext:value-type="float">
            <text:p>97.616</text:p>
          </table:table-cell>
          <table:table-cell office:value-type="float" office:value="1.506" calcext:value-type="float">
            <text:p>1.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90.909" calcext:value-type="float">
            <text:p>90.909</text:p>
          </table:table-cell>
          <table:table-cell office:value-type="float" office:value="6.061" calcext:value-type="float">
            <text:p>6.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2.929" calcext:value-type="float">
            <text:p>92.929</text:p>
          </table:table-cell>
          <table:table-cell office:value-type="float" office:value="6.061" calcext:value-type="float">
            <text:p>6.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189056" calcext:value-type="float">
            <text:p>147818905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9837184" calcext:value-type="float">
            <text:p>23919837184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H45] / 1024" office:value-type="float" office:value="0" calcext:value-type="float">
            <text:p>0</text:p>
          </table:table-cell>
          <table:table-cell table:formula="of:=[.BI45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64.541" calcext:value-type="float">
            <text:p>1512903164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1.252" calcext:value-type="float">
            <text:p>1.252</text:p>
          </table:table-cell>
          <table:table-cell office:value-type="float" office:value="98.123" calcext:value-type="float">
            <text:p>98.12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434816" calcext:value-type="float">
            <text:p>147843481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9591424" calcext:value-type="float">
            <text:p>23919591424</text:p>
          </table:table-cell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H46] / 1024" office:value-type="float" office:value="0" calcext:value-type="float">
            <text:p>0</text:p>
          </table:table-cell>
          <table:table-cell table:formula="of:=[.BI46] / 10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2903165.541" calcext:value-type="float">
            <text:p>1512903165.54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98.118" calcext:value-type="float">
            <text:p>98.118</text:p>
          </table:table-cell>
          <table:table-cell office:value-type="float" office:value="1.757" calcext:value-type="float">
            <text:p>1.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0.099" calcext:value-type="float">
            <text:p>90.099</text:p>
          </table:table-cell>
          <table:table-cell office:value-type="float" office:value="7.921" calcext:value-type="float">
            <text:p>7.9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.949" calcext:value-type="float">
            <text:p>94.949</text:p>
          </table:table-cell>
          <table:table-cell office:value-type="float" office:value="5.051" calcext:value-type="float">
            <text:p>5.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593408" calcext:value-type="float">
            <text:p>148059340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7432832" calcext:value-type="float">
            <text:p>23917432832</text:p>
          </table:table-cell>
          <table:table-cell office:value-type="float" office:value="0" calcext:value-type="float">
            <text:p>0</text:p>
          </table:table-cell>
          <table:table-cell office:value-type="float" office:value="167936" calcext:value-type="float">
            <text:p>1679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H47] / 1024" office:value-type="float" office:value="0" calcext:value-type="float">
            <text:p>0</text:p>
          </table:table-cell>
          <table:table-cell table:formula="of:=[.BI47] / 1024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12903166.541" calcext:value-type="float">
            <text:p>1512903166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99" calcext:value-type="float">
            <text:p>0.499</text:p>
          </table:table-cell>
          <table:table-cell office:value-type="float" office:value="99.126" calcext:value-type="float">
            <text:p>99.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585792" calcext:value-type="float">
            <text:p>147958579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440448" calcext:value-type="float">
            <text:p>23918440448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H48] / 1024" office:value-type="float" office:value="0" calcext:value-type="float">
            <text:p>0</text:p>
          </table:table-cell>
          <table:table-cell table:formula="of:=[.BI48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67.541" calcext:value-type="float">
            <text:p>1512903167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2" calcext:value-type="float">
            <text:p>0.752</text:p>
          </table:table-cell>
          <table:table-cell office:value-type="float" office:value="97.368" calcext:value-type="float">
            <text:p>97.368</text:p>
          </table:table-cell>
          <table:table-cell office:value-type="float" office:value="1.754" calcext:value-type="float">
            <text:p>1.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6.04" calcext:value-type="float">
            <text:p>96.04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811072" calcext:value-type="float">
            <text:p>147981107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215168" calcext:value-type="float">
            <text:p>23918215168</text:p>
          </table:table-cell>
          <table:table-cell office:value-type="float" office:value="0" calcext:value-type="float">
            <text:p>0</text:p>
          </table:table-cell>
          <table:table-cell office:value-type="float" office:value="184320" calcext:value-type="float">
            <text:p>1843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H49] / 1024" office:value-type="float" office:value="0" calcext:value-type="float">
            <text:p>0</text:p>
          </table:table-cell>
          <table:table-cell table:formula="of:=[.BI49] / 1024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12903168.541" calcext:value-type="float">
            <text:p>1512903168.5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7.75" calcext:value-type="float">
            <text:p>97.75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96" calcext:value-type="float">
            <text:p>95.96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1.01" calcext:value-type="float">
            <text:p>1.01</text:p>
          </table:table-cell>
          <table:table-cell office:value-type="float" office:value="93.939" calcext:value-type="float">
            <text:p>93.939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220672" calcext:value-type="float">
            <text:p>148022067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7805568" calcext:value-type="float">
            <text:p>23917805568</text:p>
          </table:table-cell>
          <table:table-cell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50] / 1024" office:value-type="float" office:value="0" calcext:value-type="float">
            <text:p>0</text:p>
          </table:table-cell>
          <table:table-cell table:formula="of:=[.BI50] / 102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2903169.541" calcext:value-type="float">
            <text:p>1512903169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1.502" calcext:value-type="float">
            <text:p>1.502</text:p>
          </table:table-cell>
          <table:table-cell office:value-type="float" office:value="98.123" calcext:value-type="float">
            <text:p>98.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95.96" calcext:value-type="float">
            <text:p>95.96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31840" calcext:value-type="float">
            <text:p>147933184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694400" calcext:value-type="float">
            <text:p>239186944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51] / 1024" office:value-type="float" office:value="0" calcext:value-type="float">
            <text:p>0</text:p>
          </table:table-cell>
          <table:table-cell table:formula="of:=[.BI51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70.541" calcext:value-type="float">
            <text:p>1512903170.5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949" calcext:value-type="float">
            <text:p>94.949</text:p>
          </table:table-cell>
          <table:table-cell office:value-type="float" office:value="5.051" calcext:value-type="float">
            <text:p>5.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92.079" calcext:value-type="float">
            <text:p>92.079</text:p>
          </table:table-cell>
          <table:table-cell office:value-type="float" office:value="3.96" calcext:value-type="float">
            <text:p>3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97" calcext:value-type="float">
            <text:p>96.97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331840" calcext:value-type="float">
            <text:p>147933184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3072" calcext:value-type="float">
            <text:p>25086083072</text:p>
          </table:table-cell>
          <table:table-cell office:value-type="float" office:value="23918694400" calcext:value-type="float">
            <text:p>23918694400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52] / 1024" office:value-type="float" office:value="0" calcext:value-type="float">
            <text:p>0</text:p>
          </table:table-cell>
          <table:table-cell table:formula="of:=[.BI52] / 1024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12903171.541" calcext:value-type="float">
            <text:p>1512903171.541</text:p>
          </table:table-cell>
          <table:table-cell office:value-type="float" office:value="0.249" calcext:value-type="float">
            <text:p>0.249</text:p>
          </table:table-cell>
          <table:table-cell office:value-type="float" office:value="1.122" calcext:value-type="float">
            <text:p>1.122</text:p>
          </table:table-cell>
          <table:table-cell office:value-type="float" office:value="98.628" calcext:value-type="float">
            <text:p>98.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1.942" calcext:value-type="float">
            <text:p>1.942</text:p>
          </table:table-cell>
          <table:table-cell office:value-type="float" office:value="97.087" calcext:value-type="float">
            <text:p>97.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00768" calcext:value-type="float">
            <text:p>147920076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821376" calcext:value-type="float">
            <text:p>2391882137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53] / 1024" office:value-type="float" office:value="0" calcext:value-type="float">
            <text:p>0</text:p>
          </table:table-cell>
          <table:table-cell table:formula="of:=[.BI53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72.541" calcext:value-type="float">
            <text:p>1512903172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1.125" calcext:value-type="float">
            <text:p>1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96" calcext:value-type="float">
            <text:p>95.96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03" calcext:value-type="float">
            <text:p>97.03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200768" calcext:value-type="float">
            <text:p>147920076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821376" calcext:value-type="float">
            <text:p>23918821376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54] / 1024" office:value-type="float" office:value="0" calcext:value-type="float">
            <text:p>0</text:p>
          </table:table-cell>
          <table:table-cell table:formula="of:=[.BI54] / 10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12903173.541" calcext:value-type="float">
            <text:p>1512903173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01" calcext:value-type="float">
            <text:p>0.501</text:p>
          </table:table-cell>
          <table:table-cell office:value-type="float" office:value="98.874" calcext:value-type="float">
            <text:p>98.87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983680" calcext:value-type="float">
            <text:p>147898368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9038464" calcext:value-type="float">
            <text:p>23919038464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H55] / 1024" office:value-type="float" office:value="0" calcext:value-type="float">
            <text:p>0</text:p>
          </table:table-cell>
          <table:table-cell table:formula="of:=[.BI55] / 102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2903174.541" calcext:value-type="float">
            <text:p>1512903174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.126" calcext:value-type="float">
            <text:p>1.126</text:p>
          </table:table-cell>
          <table:table-cell office:value-type="float" office:value="96.621" calcext:value-type="float">
            <text:p>96.621</text:p>
          </table:table-cell>
          <table:table-cell office:value-type="float" office:value="1.752" calcext:value-type="float">
            <text:p>1.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90.909" calcext:value-type="float">
            <text:p>90.909</text:p>
          </table:table-cell>
          <table:table-cell office:value-type="float" office:value="5.051" calcext:value-type="float">
            <text:p>5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168000" calcext:value-type="float">
            <text:p>147916800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854144" calcext:value-type="float">
            <text:p>23918854144</text:p>
          </table:table-cell>
          <table:table-cell office:value-type="float" office:value="0" calcext:value-type="float">
            <text:p>0</text:p>
          </table:table-cell>
          <table:table-cell office:value-type="float" office:value="176128" calcext:value-type="float">
            <text:p>176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56] / 1024" office:value-type="float" office:value="0" calcext:value-type="float">
            <text:p>0</text:p>
          </table:table-cell>
          <table:table-cell table:formula="of:=[.BI56] / 1024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12903175.541" calcext:value-type="float">
            <text:p>1512903175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626" calcext:value-type="float">
            <text:p>0.626</text:p>
          </table:table-cell>
          <table:table-cell office:value-type="float" office:value="97.872" calcext:value-type="float">
            <text:p>97.87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4.949" calcext:value-type="float">
            <text:p>94.949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2.929" calcext:value-type="float">
            <text:p>92.929</text:p>
          </table:table-cell>
          <table:table-cell office:value-type="float" office:value="6.061" calcext:value-type="float">
            <text:p>6.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459392" calcext:value-type="float">
            <text:p>147845939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9562752" calcext:value-type="float">
            <text:p>23919562752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57] / 1024" office:value-type="float" office:value="0" calcext:value-type="float">
            <text:p>0</text:p>
          </table:table-cell>
          <table:table-cell table:formula="of:=[.BI57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76.541" calcext:value-type="float">
            <text:p>1512903176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125" calcext:value-type="float">
            <text:p>1.125</text:p>
          </table:table-cell>
          <table:table-cell office:value-type="float" office:value="98.75" calcext:value-type="float">
            <text:p>98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008256" calcext:value-type="float">
            <text:p>147900825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9013888" calcext:value-type="float">
            <text:p>23919013888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H58] / 1024" office:value-type="float" office:value="0" calcext:value-type="float">
            <text:p>0</text:p>
          </table:table-cell>
          <table:table-cell table:formula="of:=[.BI58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77.541" calcext:value-type="float">
            <text:p>1512903177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97.25" calcext:value-type="float">
            <text:p>97.2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6.04" calcext:value-type="float">
            <text:p>96.04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96.97" calcext:value-type="float">
            <text:p>96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8373376" calcext:value-type="float">
            <text:p>147837337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9648768" calcext:value-type="float">
            <text:p>23919648768</text:p>
          </table:table-cell>
          <table:table-cell office:value-type="float" office:value="0" calcext:value-type="float">
            <text:p>0</text:p>
          </table:table-cell>
          <table:table-cell office:value-type="float" office:value="200704" calcext:value-type="float">
            <text:p>200704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H59] / 1024" office:value-type="float" office:value="0" calcext:value-type="float">
            <text:p>0</text:p>
          </table:table-cell>
          <table:table-cell table:formula="of:=[.BI59] / 1024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12903178.541" calcext:value-type="float">
            <text:p>1512903178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01" calcext:value-type="float">
            <text:p>0.501</text:p>
          </table:table-cell>
          <table:table-cell office:value-type="float" office:value="99.374" calcext:value-type="float">
            <text:p>99.3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819264" calcext:value-type="float">
            <text:p>147981926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202880" calcext:value-type="float">
            <text:p>2391820288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60] / 1024" office:value-type="float" office:value="0" calcext:value-type="float">
            <text:p>0</text:p>
          </table:table-cell>
          <table:table-cell table:formula="of:=[.BI60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79.541" calcext:value-type="float">
            <text:p>1512903179.541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97.997" calcext:value-type="float">
            <text:p>97.997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8.02" calcext:value-type="float">
            <text:p>98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.939" calcext:value-type="float">
            <text:p>93.939</text:p>
          </table:table-cell>
          <table:table-cell office:value-type="float" office:value="6.061" calcext:value-type="float">
            <text:p>6.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106560" calcext:value-type="float">
            <text:p>147910656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915584" calcext:value-type="float">
            <text:p>23918915584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61] / 1024" office:value-type="float" office:value="0" calcext:value-type="float">
            <text:p>0</text:p>
          </table:table-cell>
          <table:table-cell table:formula="of:=[.BI61] / 10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12903180.541" calcext:value-type="float">
            <text:p>1512903180.541</text:p>
          </table:table-cell>
          <table:table-cell office:value-type="float" office:value="0.626" calcext:value-type="float">
            <text:p>0.626</text:p>
          </table:table-cell>
          <table:table-cell office:value-type="float" office:value="1.001" calcext:value-type="float">
            <text:p>1.001</text:p>
          </table:table-cell>
          <table:table-cell office:value-type="float" office:value="97.997" calcext:value-type="float">
            <text:p>97.997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220672" calcext:value-type="float">
            <text:p>148022067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7801472" calcext:value-type="float">
            <text:p>2391780147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H62] / 1024" office:value-type="float" office:value="0" calcext:value-type="float">
            <text:p>0</text:p>
          </table:table-cell>
          <table:table-cell table:formula="of:=[.BI62] / 102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2903181.541" calcext:value-type="float">
            <text:p>1512903181.541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97.625" calcext:value-type="float">
            <text:p>97.625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2.929" calcext:value-type="float">
            <text:p>92.929</text:p>
          </table:table-cell>
          <table:table-cell office:value-type="float" office:value="5.051" calcext:value-type="float">
            <text:p>5.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93.939" calcext:value-type="float">
            <text:p>93.939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97.03" calcext:value-type="float">
            <text:p>97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826880" calcext:value-type="float">
            <text:p>148082688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7195264" calcext:value-type="float">
            <text:p>23917195264</text:p>
          </table:table-cell>
          <table:table-cell office:value-type="float" office:value="0" calcext:value-type="float">
            <text:p>0</text:p>
          </table:table-cell>
          <table:table-cell office:value-type="float" office:value="176128" calcext:value-type="float">
            <text:p>176128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63] / 1024" office:value-type="float" office:value="0" calcext:value-type="float">
            <text:p>0</text:p>
          </table:table-cell>
          <table:table-cell table:formula="of:=[.BI63] / 1024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12903182.541" calcext:value-type="float">
            <text:p>1512903182.54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97.75" calcext:value-type="float">
            <text:p>97.75</text:p>
          </table:table-cell>
          <table:table-cell office:value-type="float" office:value="1.125" calcext:value-type="float">
            <text:p>1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5.05" calcext:value-type="float">
            <text:p>95.0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92.079" calcext:value-type="float">
            <text:p>92.079</text:p>
          </table:table-cell>
          <table:table-cell office:value-type="float" office:value="5.941" calcext:value-type="float">
            <text:p>5.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839744" calcext:value-type="float">
            <text:p>147983974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87168" calcext:value-type="float">
            <text:p>25086087168</text:p>
          </table:table-cell>
          <table:table-cell office:value-type="float" office:value="23918182400" calcext:value-type="float">
            <text:p>23918182400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H64] / 1024" office:value-type="float" office:value="0" calcext:value-type="float">
            <text:p>0</text:p>
          </table:table-cell>
          <table:table-cell table:formula="of:=[.BI64] / 102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2903183.541" calcext:value-type="float">
            <text:p>1512903183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1.001" calcext:value-type="float">
            <text:p>1.001</text:p>
          </table:table-cell>
          <table:table-cell office:value-type="float" office:value="98.874" calcext:value-type="float">
            <text:p>98.8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97.98" calcext:value-type="float">
            <text:p>97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8.99" calcext:value-type="float">
            <text:p>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623232" calcext:value-type="float">
            <text:p>1478623232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91264" calcext:value-type="float">
            <text:p>25086091264</text:p>
          </table:table-cell>
          <table:table-cell office:value-type="float" office:value="23919394816" calcext:value-type="float">
            <text:p>2391939481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BH65] / 1024" office:value-type="float" office:value="0" calcext:value-type="float">
            <text:p>0</text:p>
          </table:table-cell>
          <table:table-cell table:formula="of:=[.BI65] / 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903184.541" calcext:value-type="float">
            <text:p>1512903184.5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97.75" calcext:value-type="float">
            <text:p>97.75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83" calcext:value-type="float">
            <text:p>3.883</text:p>
          </table:table-cell>
          <table:table-cell office:value-type="float" office:value="0.971" calcext:value-type="float">
            <text:p>0.971</text:p>
          </table:table-cell>
          <table:table-cell office:value-type="float" office:value="85.437" calcext:value-type="float">
            <text:p>85.437</text:p>
          </table:table-cell>
          <table:table-cell office:value-type="float" office:value="9.709" calcext:value-type="float">
            <text:p>9.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840320" calcext:value-type="float">
            <text:p>1478840320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95360" calcext:value-type="float">
            <text:p>25086095360</text:p>
          </table:table-cell>
          <table:table-cell office:value-type="float" office:value="23919173632" calcext:value-type="float">
            <text:p>23919173632</text:p>
          </table:table-cell>
          <table:table-cell office:value-type="float" office:value="0" calcext:value-type="float">
            <text:p>0</text:p>
          </table:table-cell>
          <table:table-cell office:value-type="float" office:value="155648" calcext:value-type="float">
            <text:p>1556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H66] / 1024" office:value-type="float" office:value="0" calcext:value-type="float">
            <text:p>0</text:p>
          </table:table-cell>
          <table:table-cell table:formula="of:=[.BI66] / 1024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12903185.541" calcext:value-type="float">
            <text:p>1512903185.54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98.75" calcext:value-type="float">
            <text:p>98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9.01" calcext:value-type="float">
            <text:p>99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96.04" calcext:value-type="float">
            <text:p>96.04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397376" calcext:value-type="float">
            <text:p>1479397376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95360" calcext:value-type="float">
            <text:p>25086095360</text:p>
          </table:table-cell>
          <table:table-cell office:value-type="float" office:value="23918616576" calcext:value-type="float">
            <text:p>23918616576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H67] / 1024" office:value-type="float" office:value="0" calcext:value-type="float">
            <text:p>0</text:p>
          </table:table-cell>
          <table:table-cell table:formula="of:=[.BI67] / 102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2903186.541" calcext:value-type="float">
            <text:p>1512903186.541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96.04" calcext:value-type="float">
            <text:p>96.04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97.03" calcext:value-type="float">
            <text:p>97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221248" calcext:value-type="float">
            <text:p>1479221248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95360" calcext:value-type="float">
            <text:p>25086095360</text:p>
          </table:table-cell>
          <table:table-cell office:value-type="float" office:value="23918792704" calcext:value-type="float">
            <text:p>23918792704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H68] / 1024" office:value-type="float" office:value="0" calcext:value-type="float">
            <text:p>0</text:p>
          </table:table-cell>
          <table:table-cell table:formula="of:=[.BI68] / 10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12903187.541" calcext:value-type="float">
            <text:p>1512903187.5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98.375" calcext:value-type="float">
            <text:p>98.3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.99" calcext:value-type="float">
            <text:p>0.99</text:p>
          </table:table-cell>
          <table:table-cell office:value-type="float" office:value="95.05" calcext:value-type="float">
            <text:p>95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778304" calcext:value-type="float">
            <text:p>1479778304</text:p>
          </table:table-cell>
          <table:table-cell office:value-type="float" office:value="162394112" calcext:value-type="float">
            <text:p>162394112</text:p>
          </table:table-cell>
          <table:table-cell office:value-type="float" office:value="25086095360" calcext:value-type="float">
            <text:p>25086095360</text:p>
          </table:table-cell>
          <table:table-cell office:value-type="float" office:value="23918235648" calcext:value-type="float">
            <text:p>23918235648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H69] / 1024" office:value-type="float" office:value="0" calcext:value-type="float">
            <text:p>0</text:p>
          </table:table-cell>
          <table:table-cell table:formula="of:=[.BI69] / 1024" office:value-type="float" office:value="20" calcext:value-type="float">
            <text:p>20</text:p>
          </table:table-cell>
        </table:table-row>
        <table:table-row table:style-name="ro1" table:number-rows-repeated="28">
          <table:table-cell table:number-columns-repeated="67"/>
        </table:table-row>
        <table:table-row table:style-name="ro1">
          <table:table-cell table:number-columns-repeated="57"/>
          <table:table-cell office:value-type="string" calcext:value-type="string">
            <text:p>iotop ukazal, ze za neustale zapisovanie do suborov je zodpovedny proces mysqld</text:p>
          </table:table-cell>
          <table:table-cell table:number-columns-repeated="9"/>
        </table:table-row>
        <table:table-row table:style-name="ro1">
          <table:table-cell table:number-columns-repeated="57"/>
          <table:table-cell office:value-type="string" calcext:value-type="string">
            <text:p>nethogs ukalaz, ze apache neustale pouziva sietovku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13:14:53.118769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3:15:34.981682026</dc:date>
    <meta:editing-duration>PT12M52S</meta:editing-duration>
    <meta:editing-cycles>4</meta:editing-cycles>
    <meta:generator>LibreOffice/5.4.3.2$Linux_X86_64 LibreOffice_project/40m0$Build-2</meta:generator>
    <meta:document-statistic meta:table-count="1" meta:cell-count="4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06cm" svg:height="10.466cm" xlink:href=".." xlink:type="simple" chart:class="chart:line" chart:style-name="ch1">
        <chart:title svg:x="10.085cm" svg:y="0.345cm" chart:style-name="ch2">
          <text:p>Rýchlosť zápisu pevného disku v pokoji počas 60s (v kB/s)</text:p>
        </chart:title>
        <chart:plot-area chart:style-name="ch3" table:cell-range-address="profiling_idle_sirena.BO9:profiling_idle_sirena.BO69" svg:x="0.668cm" svg:y="1.359cm" svg:width="32.07cm" svg:height="8.898cm">
          <chartooo:coordinate-region svg:x="1.554cm" svg:y="1.559cm" svg:width="30.972cm" svg:height="8.0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_idle_sirena.BO9:profiling_idle_sirena.BO69" chart:class="chart:line"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">
                <text:p>184</text:p>
                <draw:g>
                  <svg:desc>profiling_idle_sirena.BO9:profiling_idle_sirena.B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02cm" svg:height="8.993cm" xlink:href=".." xlink:type="simple" chart:class="chart:line" chart:style-name="ch1">
        <chart:title svg:x="12.146cm" svg:y="0.315cm" chart:style-name="ch2">
          <text:p>Využitie pevného disku počas 60s (v %)</text:p>
        </chart:title>
        <chart:plot-area chart:style-name="ch3" table:cell-range-address="profiling_idle_sirena.BJ9:profiling_idle_sirena.BJ69" svg:x="0.668cm" svg:y="1.299cm" svg:width="32.066cm" svg:height="7.515cm">
          <chartooo:coordinate-region svg:x="1.342cm" svg:y="1.498cm" svg:width="30.967cm" svg:height="6.6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filing_idle_sirena.BJ9:profiling_idle_sirena.BJ69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6">
                <text:p>23.6</text:p>
                <draw:g>
                  <svg:desc>profiling_idle_sirena.BJ9:profiling_idle_sirena.BJ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